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Gothic" svg:font-family="AppleGothic"/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AppleGothic" fo:font-size="12.0pt"/>
    </style:style>
    <style:style style:name="P2" style:family="paragraph" style:parent-style-name="Standard">
      <style:paragraph-properties style:line-height-at-least="0.1944in"/>
      <style:text-properties style:font-name="Courier" fo:font-size="12.0pt" fo:color="#000000" fo:background-color="#ffffff"/>
    </style:style>
    <style:style style:name="P3" style:family="paragraph" style:parent-style-name="Standard">
      <style:text-properties style:font-name="Courier" fo:font-size="13.0pt" fo:color="#262626" fo:background-color="#f2f2f2"/>
    </style:style>
    <style:style style:name="T1" style:family="text">
      <style:text-properties fo:letter-spacing="0.0000in"/>
    </style:style>
    <style:style style:name="T2" style:family="text">
      <style:text-properties fo:letter-spacing="0.0000in" fo:color="#85006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vYwDef &lt;- subset(prov, predicate == “prov:wasDerivedFrom”)</text:p>
      <text:p text:style-name="P1">provYwUsed &lt;- subset(prov, predicate == “prov:used”)</text:p>
      <text:p text:style-name="P1"/>
      <text:p text:style-name="P1">provYwDef$predicate &lt;- provYwUsed$subject[match(provYwDef$object, provYwUsed$object, nomatch=0)]</text:p>
      <text:p text:style-name="P1">inObjs &lt;- split(provYwDef$object, provYwDef$predicate)</text:p>
      <text:p text:style-name="P1">outObjs &lt;- split(provYwDef$subject, provYwDef$predicate)</text:p>
      <text:p text:style-name="P1"/>
      <text:p text:style-name="P1"/>
      <text:p text:style-name="P1"># add “in” comments</text:p>
      <text:p text:style-name="P1">inObjs &lt;- as.data.frame(inObjs)</text:p>
      <text:p text:style-name="P1">inObjs &lt;- data.frame(lapply(inObjs, as.character), stringsAsFactors = FALSE)</text:p>
      <text:p text:style-name="P1">for(i in names(inObjs)) inObjs[[i]] &lt;- paste("#@in ", sub("\\..*","",inObjs[[i]]), " @URI file:", inObjs[[i]],sep=“”)</text:p>
      <text:p text:style-name="P1"/>
      <text:p text:style-name="P1"/>
      <text:p text:style-name="P1">outObjs &lt;- as.data.frame(outObjs)</text:p>
      <text:p text:style-name="P1">outObjs &lt;- data.frame(lapply(outObjs, as.character), stringsAsFactors = FALSE)</text:p>
      <text:p text:style-name="P1">for(i in names(outObjs)) outObjs[[i]] &lt;- paste("#@out ", sub("\\..*","",outObjs[[i]]), " @URI file:", outObjs[[i]],sep=“”)</text:p>
      <text:p text:style-name="P1"/>
      <text:p text:style-name="P1"/>
      <text:p text:style-name="P1">for(i in names(allObjs)) {</text:p>
      <text:p text:style-name="P1">name &lt;- paste("../test/",paste("YW",i,sep=""),sep="")</text:p>
      <text:p text:style-name="P1">file.create(name)</text:p>
      <text:p text:style-name="P1">write(paste("#@begin",sub("\\..*","",i), "@desc", i),file=name,append = TRUE)</text:p>
      <text:p text:style-name="P1">write(unique(allObjs[[i]]),file=name,append=TRUE)</text:p>
      <text:p text:style-name="P1">write(paste("#@end",sub("\\..*","",i)),file=name,append = TRUE)</text:p>
      <text:p text:style-name="P1">}</text:p>
      <text:p text:style-name="P1"/>
      <text:p text:style-name="P1"/>
      <text:p text:style-name="P2"><text:span text:style-name="T1">(\.[^.?]*)?</text:span></text:p>
      <text:p text:style-name="P1"/>
      <text:p text:style-name="P1"/>
      <text:p text:style-name="P1"/>
      <text:p text:style-name="P1"/>
      <text:p text:style-name="P1"/>
      <text:p text:style-name="P1"/>
      <text:p text:style-name="P1">provYwDef &lt;- subset(prod, predicate == “prov:wasDerivedFrom”)</text:p>
      <text:p text:style-name="P1">provYwUsed &lt;- subset(prod, predicate == “prov:used”)</text:p>
      <text:p text:style-name="P1"/>
      <text:p text:style-name="P1">provYwDef$predicate &lt;- provYwUsed$subject[match(provYwDef$object, provYwUsed$object, nomatch=0)]</text:p>
      <text:p text:style-name="P1">inComm &lt;- split(provYwDef$object, provYwDef$predicate)</text:p>
      <text:p text:style-name="P1">outComm &lt;- split(provYwDef$subject, provYwDef$predicate)</text:p>
      <text:p text:style-name="P1"/>
      <text:p text:style-name="P1">globalBegin &lt;- data.frame("#@begin main")</text:p>
      <text:p text:style-name="P1">globalEnd &lt;- data.frame(“#@end main”)</text:p>
      <text:p text:style-name="P1"/>
      <text:p text:style-name="P1">globalIn &lt;- data.frame(inComm$Total_PAH_and_Al...rocarbons_Clean.R)</text:p>
      <text:p text:style-name="P1">globalOut &lt;- data.frame(outComm$hcdbSites.R)</text:p>
      <text:p text:style-name="P1"/>
      <text:p text:style-name="P3"><text:span text:style-name="T1">globalIn &lt;- data.frame(lapply(globalIn, as.character), stringsAsFactors=</text:span><text:span text:style-name="T2">FALSE</text:span><text:span text:style-name="T1">)</text:span></text:p>
      <text:p text:style-name="P3"><text:span text:style-name="T1">globalIn &lt;- paste("#@in", sub("\\..*", "", globalIn$inComm.Total_PAH_and_Al...rocarbons_Clean.R), "@URI file:", globalIn$inComm.Total_PAH_and_Al...rocarbons_Clean.R)</text:span></text:p>
      <text:p text:style-name="P3"><text:span text:style-name="T1"/></text:p>
      <text:p text:style-name="P3"><text:span text:style-name="T1">globalOut &lt;- data.frame(lapply(globalOut, as.character), stringsAsFactors=FALSE)</text:span></text:p>
      <text:p text:style-name="P3"><text:span text:style-name="T1">globalOut &lt;- paste("#@out", sub("\\..*", "", globalOut$outComm.hcdbSites.R), "@URI file:", globalOut$outComm.hcdbSites.R)</text:span></text:p>
      <text:p text:style-name="P3"><text:span text:style-name="T1"/></text:p>
      <text:p text:style-name="P3"><text:span text:style-name="T1">inComm$hcdbSites.R &lt;- paste("#@in", sub("\\..*","", inComm$hcdbSites.R), "@URI file:", inComm$hcdbSites.R)</text:span></text:p>
      <text:p text:style-name="P3"><text:span text:style-name="T1">inComm$Total_PAH_and_Al...rocarbons_Clean.R &lt;- paste("#@in", sub("\\..*","", inComm$Total_PAH_and_Al...rocarbons_Clean.R), "@URI file:", inComm$Total_PAH_and_Al...rocarbons_Clean.R)</text:span></text:p>
      <text:p text:style-name="P3"><text:span text:style-name="T1"/></text:p>
      <text:p text:style-name="P3"><text:span text:style-name="T1">outComm$hcdbSites.R &lt;- paste("#@out", sub("\\..*","", outComm$hcdbSites.R), "@URI file:", outComm$hcdbSites.R)</text:span></text:p>
      <text:p text:style-name="P3"><text:span text:style-name="T1">outComm$Total_PAH_and_Al...rocarbons_Clean.R &lt;- paste("#@out", sub("\\..*","", outComm$Total_PAH_and_Al...rocarbons_Clean.R), "@URI file:", outComm$Total_PAH_and_Al...rocarbons_Clean.R)</text:span></text:p>
      <text:p text:style-name="P3"><text:span text:style-name="T1"/></text:p>
      <text:p text:style-name="P3"><text:span text:style-name="T1">unionComm &lt;- mapply(c,inComm,outComm,SIMPLIFY = FALSE)</text:span></text:p>
      <text:p text:style-name="P3"><text:span text:style-name="T1"/></text:p>
      <text:p text:style-name="P3"><text:span text:style-name="T1">globalBegin &lt;- data.frame(lapply(globalBegin, as.character), stringsAsFactors=</text:span><text:span text:style-name="T2">FALSE</text:span><text:span text:style-name="T1">)</text:span></text:p>
      <text:p text:style-name="P3"><text:span text:style-name="T1">globalEnd &lt;- data.frame(lapply(globalEnd, as.character), stringsAsFactors=</text:span><text:span text:style-name="T2">FALSE</text:span><text:span text:style-name="T1">)</text:span></text:p>
      <text:p text:style-name="P3"><text:span text:style-name="T1"/></text:p>
      <text:p text:style-name="P3"><text:span text:style-name="T1">foo &lt;- list(begin, globalIn, paste(begin$all,"sub1"), unionComm$Total_PAH_and_Al...rocarbons_Clean.R, paste(end$all,"sub1"), paste(begin$all,"sub2"), unionComm$hcdbSites.R, paste(end$all,"sub2"), globalOut, end)</text:span></text:p>
      <text:p text:style-name="P3"><text:span text:style-name="T1"/></text:p>
      <text:p text:style-name="P3"><text:span text:style-name="T1">do.call(rbind,foo)</text:span></text:p>
      <text:p text:style-name="P3"><text:span text:style-name="T1"/></text:p>
      <text:p text:style-name="P3"><text:span text:style-name="T1">write to file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